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1pt" officeooo:rsid="001c5336" officeooo:paragraph-rsid="001c5336" style:font-size-asian="9.60000038146973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ahoma" fo:font-size="26pt" style:font-size-asian="26pt" style:font-size-complex="26pt"/>
    </style:style>
    <style:style style:name="T1" style:family="text">
      <style:text-properties style:font-name="Tahoma" fo:font-size="26pt" style:font-size-asian="26pt" style:font-size-complex="2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-color="#ff6600" draw:opacity="25%" draw:textarea-horizontal-align="justify" draw:textarea-vertical-align="middle" draw:auto-grow-height="true" fo:min-height="0cm" fo:min-width="0cm" fo:wrap-option="wrap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Adresse électronique</text:p>
      <text:p text:style-name="P1"><draw:custom-shape text:anchor-type="paragraph" draw:z-index="0" draw:style-name="gr1" draw:text-style-name="P3" svg:width="8.224cm" svg:height="3.686cm" svg:x="6.07cm" svg:y="1.903cm"><text:p text:style-name="P2"><text:span text:style-name="T1">Adresse électronique actuel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3" svg:width="8.224cm" svg:height="3.686cm" svg:x="6.459cm" svg:y="6.53cm"><text:p text:style-name="P2"><text:span text:style-name="T1">Adresse électronique en cours de valid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ctu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9:01:43.225000000</meta:creation-date>
    <dc:date>2016-09-26T10:31:05.662000000</dc:date>
    <meta:editing-duration>PT13M</meta:editing-duration>
    <meta:editing-cycles>2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2" meta:word-count="3" meta:character-count="28" meta:non-whitespace-character-count="27"/>
  </office:meta>
</office:document-meta>
</file>